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89209" officeooo:paragraph-rsid="0018920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9209" officeooo:paragraph-rsid="001892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a21" officeooo:paragraph-rsid="00196a2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8c48" officeooo:paragraph-rsid="001b8c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232a" officeooo:paragraph-rsid="001d23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1f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3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89209" officeooo:paragraph-rsid="00189209" style:font-weight-asian="bold" style:font-weight-complex="bold"/>
    </style:style>
    <style:style style:name="T1" style:family="text">
      <style:text-properties officeooo:rsid="00196a21"/>
    </style:style>
    <style:style style:name="T2" style:family="text">
      <style:text-properties officeooo:rsid="001d35f0"/>
    </style:style>
    <style:style style:name="T3" style:family="text">
      <style:text-properties officeooo:rsid="001eb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ier Gómez Martínez</text:p>
      <text:p text:style-name="P1">Carlos Li Hu</text:p>
      <text:p text:style-name="P2"/>
      <text:p text:style-name="P3">Memoria 3 Prácticas de Sistemas Informáticos</text:p>
      <text:p text:style-name="P11"/>
      <text:p text:style-name="P4"/>
      <text:p text:style-name="P4">actualiza.sql: <text:span text:style-name="T1">(a) y (b)</text:span></text:p>
      <text:p text:style-name="P4"/>
      <text:p text:style-name="P4">setPrice.sql: <text:span text:style-name="T1">(c)</text:span></text:p>
      <text:p text:style-name="P6">En este apartado ejecutamos un simple UPDATE en el que dado el “price” actual en products, calculamos y rellenamos el “price” que debería tener en el pedido de la tabla “orderdetail”, que fue un 2% menor cada año con respecto al actual de “price” de la tabla products.</text:p>
      <text:p text:style-name="P6"/>
      <text:p text:style-name="P5">setOrderAmount.sql: (d)</text:p>
      <text:p text:style-name="P7">En este apartado hemos creado el procedimiento almacenado y después lo ejecutamos.</text:p>
      <text:p text:style-name="P7">La lógica interna del procedimiento es muy simple:</text:p>
      <text:p text:style-name="P7"><text:tab/>Para cada pedido (orderid) sumamos todos los price*quantity de cada uno de sus productos </text:p>
      <text:p text:style-name="P7"/>
      <text:p text:style-name="P7"><text:tab/>Y con <text:span text:style-name="T2">la suma resultante, vamos rellenando los campos “netamount” de la tabla orders </text:span></text:p>
      <text:p text:style-name="P7"><text:tab/><text:span text:style-name="T2">y posteriormente los campos totalamount (netamount + netamount*tax%)</text:span></text:p>
      <text:p text:style-name="P7"/>
      <text:p text:style-name="P5">getTopVentas.sql: (e)</text:p>
      <text:p text:style-name="P8">En este procedimiento almacenado hacemos uso de varias subquerys dentro de otras para solventar el problema.</text:p>
      <text:p text:style-name="P9"/>
      <text:p text:style-name="P9"><text:span text:style-name="T3">En q, la más interna, obtenemos años y productos y cantidad de veces que se vendio en ese año</text:span></text:p>
      <text:p text:style-name="P9"><text:span text:style-name="T3">En q2, obtenemos a partir de q y la tabla products, los años, peliculas correspondientes a los productos de q, y la cantidad de veces que se vendieron ese año</text:span></text:p>
      <text:p text:style-name="P10">En q3, mediante q2, obtenemos el máximo de veces que se vendió una peli por año (sin la peli)</text:p>
      <text:p text:style-name="P10">Y mediante q4 calculamos el q2 anterior</text:p>
      <text:p text:style-name="P10"/>
      <text:p text:style-name="P10">De esta forma, con un natural join entre q4 y q3, sacamos los años, el número máximo de pelis vendidas y la peli en cuestión asociada.</text:p>
      <text:p text:style-name="P10"/>
      <text:p text:style-name="P5">getTopMonths.sql: (f)</text:p>
      <text:p text:style-name="P5"/>
      <text:p text:style-name="P5">updOrders.sql: (g)</text:p>
      <text:p text:style-name="P5"/>
      <text:p text:style-name="P5">updInventory.sql: (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25:18.604117016</meta:creation-date>
    <meta:generator>LibreOffice/5.1.6.2$Linux_X86_64 LibreOffice_project/10m0$Build-2</meta:generator>
    <dc:date>2017-11-25T16:26:06.899623188</dc:date>
    <meta:editing-duration>PT28M36S</meta:editing-duration>
    <meta:editing-cycles>6</meta:editing-cycles>
    <meta:document-statistic meta:table-count="0" meta:image-count="0" meta:object-count="0" meta:page-count="1" meta:paragraph-count="22" meta:word-count="249" meta:character-count="1492" meta:non-whitespace-character-count="1260"/>
  </office:meta>
</office:document-meta>
</file>